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4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fsfdsdffd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04:10:19.258185158</meta:creation-date>
    <dc:date>2022-03-14T04:10:30.766343146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6.4.7.2$Linux_X86_64 LibreOffice_project/40$Build-2</meta:generator>
  </office:meta>
</office:document-meta>
</file>